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  <style:style style:name="T1" style:family="text">
      <style:text-properties style:font-name="DejaVu Sans Mono"/>
    </style:style>
  </office:automatic-styles>
  <office:body>
    <office:spreadsheet>
      <table:table table:name="Feuille1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ample.py$message_exampl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4.489cm" svg:height="0.904cm" svg:x="7.471cm" svg:y="1.915c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In this py4lo example, Python scripts are packed with :<text:tab/><text:span text:style-name="T1">python py4lo update</text:span> or <text:span text:style-name="T1">python py4lo run</text:span>.</text:p>
          </table:table-cell>
        </table:table-row>
        <table:table-row table:style-name="ro1">
          <table:table-cell office:value-type="string" calcext:value-type="string">
            <text:p>If you are in file <text:span text:style-name="T1">p4lo-example-updated.ods</text:span>, then the Python scripts are available in :<text:span text:style-name="T1"> Tools &gt; Macros &gt; Run Macro &gt; py4lo-example-updated.ods</text:span></text:p>
          </table:table-cell>
        </table:table-row>
        <table:table-row table:style-name="ro1">
          <table:table-cell office:value-type="string" calcext:value-type="string">
            <text:p>You can now easily attach those scripts to button events with <text:span text:style-name="T1">View &gt; Toolbars &gt; Form Controls</text:span>. See https://help.libreoffice.org/Common/Form_Contro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8:03:17.5543489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5T14:26:02.124000000</meta:creation-date>
    <meta:generator>LibreOffice/24.2.7.2$Linux_X86_64 LibreOffice_project/420$Build-2</meta:generator>
    <dc:date>2025-01-15T18:03:28.937408537</dc:date>
    <meta:editing-duration>PT6M35S</meta:editing-duration>
    <meta:editing-cycles>5</meta:editing-cycles>
    <meta:document-statistic meta:table-count="1" meta:cell-count="3" meta:object-count="1"/>
  </office:meta>
</office:document-meta>
</file>